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24b" officeooo:paragraph-rsid="001db24b"/>
    </style:style>
    <style:style style:name="P2" style:family="paragraph" style:parent-style-name="Standard">
      <style:text-properties officeooo:rsid="001f1d82" officeooo:paragraph-rsid="001f1d82"/>
    </style:style>
    <style:style style:name="P3" style:family="paragraph" style:parent-style-name="Standard">
      <style:text-properties officeooo:rsid="001ffcc1" officeooo:paragraph-rsid="001ffcc1"/>
    </style:style>
    <style:style style:name="P4" style:family="paragraph" style:parent-style-name="Standard">
      <style:text-properties officeooo:rsid="0020c8d4" officeooo:paragraph-rsid="0020c8d4"/>
    </style:style>
    <style:style style:name="P5" style:family="paragraph" style:parent-style-name="Standard">
      <style:text-properties officeooo:rsid="0020c8d4" officeooo:paragraph-rsid="0021ac8b"/>
    </style:style>
    <style:style style:name="P6" style:family="paragraph" style:parent-style-name="Standard">
      <style:text-properties officeooo:rsid="0021ac8b" officeooo:paragraph-rsid="001ffcc1"/>
    </style:style>
    <style:style style:name="T1" style:family="text">
      <style:text-properties officeooo:rsid="001f1d82"/>
    </style:style>
    <style:style style:name="T2" style:family="text">
      <style:text-properties officeooo:rsid="001ffcc1"/>
    </style:style>
    <style:style style:name="T3" style:family="text">
      <style:text-properties officeooo:rsid="0020c8d4"/>
    </style:style>
    <style:style style:name="T4" style:family="text">
      <style:text-properties officeooo:rsid="0021ac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 Cardoso et Tom Sanchez</text:p>
      <text:p text:style-name="P1">TDR1</text:p>
      <text:p text:style-name="P1">1)Le siège social d'<text:span text:style-name="T4">A</text:span>pple se trouve à Cupertino au Etats-Unis.</text:p>
      <text:p text:style-name="P1"><text:s text:c="3"/><text:span text:style-name="T1">Apple est un équipementier de télécommunication et de matériel informatique. Il fournis également des logiciels informatique .</text:span></text:p>
      <text:p text:style-name="P1"/>
      <text:p text:style-name="P1"/>
      <text:p text:style-name="P1">Apple est une entreprise multinationale américaine qui conçoit et commercialise des produits électroniques grand public, des ordinateurs personnels et des logiciels informatiques.</text:p>
      <text:p text:style-name="P1"/>
      <text:p text:style-name="P2">L'effectif d'Apple en 2016 est de 116000. Par exemple on dénombre 22000 employés en Europe dont 2400 en France, 2200 <text:s/>en Allemagne, 5500 en Irlande et 6500 au Royaume-Uni. </text:p>
      <text:p text:style-name="P2"/>
      <text:p text:style-name="P3"/>
      <text:p text:style-name="Standard"><text:span text:style-name="T2">2) Le coût de production est la somme des dépenses réalisées pour produire des biens ou services. Contrairement au coût de production le coût de revient est la somme </text:span>du coût d'achat, du coût d'approvisionnement, du coût de la production, du coût de la distribution, du coût administratif.</text:p>
      <text:p text:style-name="P3"/>
      <text:p text:style-name="P3">Coût de production :<text:tab/><text:tab/><text:tab/>Prix de vente :</text:p>
      <text:p text:style-name="P3">Iphone 5S : 177,21 €<text:tab/><text:tab/><text:tab/>Iphone 5S : <text:span text:style-name="T3">709</text:span> €</text:p>
      <text:p text:style-name="P3">Iphone 6: 190,22 €<text:tab/><text:tab/><text:tab/>Iphone 6: <text:span text:style-name="T3">809 </text:span>€</text:p>
      <text:p text:style-name="P3">Iphone 6Plus : 203,21 €<text:tab/><text:tab/>Iphone 6Plus : <text:span text:style-name="T3">859</text:span> €</text:p>
      <text:p text:style-name="P6"/>
      <text:p text:style-name="P3"/>
      <text:p text:style-name="P4">5) Iphone 7 Cout de Production : 224,80 $</text:p>
      <text:p text:style-name="P5">Processeur : 26,90 $</text:p>
      <text:p text:style-name="P4">Baseband : 33,90 $<text:tab/><text:tab/><text:tab/><text:tab/>Battery : 2,50 $</text:p>
      <text:p text:style-name="P4">BT/GNSS/WLAN : 8 $<text:tab/><text:tab/><text:tab/>Cameras : 19,90 $</text:p>
      <text:p text:style-name="P5">Ecran : 43,00 $<text:tab/><text:tab/><text:tab/><text:tab/>Electronique : 18,20 $</text:p>
      <text:p text:style-name="P4">Glue : 1,30 $<text:tab/><text:tab/><text:tab/><text:tab/><text:tab/>Mecaniques : 18,20 $</text:p>
      <text:p text:style-name="P4">Mémoires : 16,40 $<text:tab/><text:tab/><text:tab/><text:tab/>Power Management : 7,30$</text:p>
      <text:p text:style-name="P4">User Interface : 14 $<text:tab/><text:tab/><text:tab/><text:tab/>Box Contents: 11,80 $</text:p>
      <text:p text:style-name="P4"/>
      <text:p text:style-name="P3">Source :</text:p>
      <text:p text:style-name="P3"><text:a xlink:type="simple" xlink:href="http://investor.apple.com/secfiling.cfm?filingID=1628280-16-20309&amp;CIK=320193" text:style-name="Internet_20_link" text:visited-style-name="Visited_20_Internet_20_Link">http://investor.apple.com/secfiling.cfm?filingID=1628280-16-20309&amp;CIK=320193</text:a></text:p>
      <text:p text:style-name="P3"><text:a xlink:type="simple" xlink:href="https://fr.wikipedia.org/wiki/Apple" text:style-name="Internet_20_link" text:visited-style-name="Visited_20_Internet_20_Link">https://fr.wikipedia.org/wiki/Apple</text:a></text:p>
      <text:p text:style-name="P3"><text:a xlink:type="simple" xlink:href="http://investor.apple.com/sec.cfm?DocType=Annual" text:style-name="Internet_20_link" text:visited-style-name="Visited_20_Internet_20_Link">http://investor.apple.com/sec.cfm?DocType=Annual</text:a></text:p>
      <text:p text:style-name="P4">http://www.businessinsider.fr/us/iphone-7-ihs-teardown-list-of-component-prices-2016-9/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3:45:10.393389252</meta:creation-date>
    <dc:date>2017-09-06T15:18:11.308165071</dc:date>
    <meta:editing-duration>PT15M39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24" meta:word-count="236" meta:character-count="1582" meta:non-whitespace-character-count="1340"/>
  </office:meta>
</office:document-meta>
</file>